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23ec3" officeooo:paragraph-rsid="003e4239"/>
    </style:style>
    <style:style style:name="P4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5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6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7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8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9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10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1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2" style:family="paragraph" style:parent-style-name="Text_20_body">
      <style:paragraph-properties fo:text-align="center" style:justify-single-word="false"/>
      <style:text-properties officeooo:rsid="01e26745" officeooo:paragraph-rsid="01e26745"/>
    </style:style>
    <style:style style:name="P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 fo:background-color="#ffff00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ebd1" officeooo:paragraph-rsid="01f5abdc" fo:background-color="#ffff00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1fd29d0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1b77d"/>
    </style:style>
    <style:style style:name="T21" style:family="text">
      <style:text-properties officeooo:rsid="01b2f7d5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1b67eef"/>
    </style:style>
    <style:style style:name="T24" style:family="text">
      <style:text-properties officeooo:rsid="01b920d3"/>
    </style:style>
    <style:style style:name="T25" style:family="text">
      <style:text-properties officeooo:rsid="01bae22a"/>
    </style:style>
    <style:style style:name="T26" style:family="text">
      <style:text-properties officeooo:rsid="01be128d"/>
    </style:style>
    <style:style style:name="T27" style:family="text">
      <style:text-properties officeooo:rsid="01ea32c0"/>
    </style:style>
    <style:style style:name="T28" style:family="text">
      <style:text-properties officeooo:rsid="01f840b2"/>
    </style:style>
    <style:style style:name="T29" style:family="text">
      <style:text-properties officeooo:rsid="01f9d13d"/>
    </style:style>
    <style:style style:name="T30" style:family="text">
      <style:text-properties officeooo:rsid="01fb7696"/>
    </style:style>
    <style:style style:name="T31" style:family="text">
      <style:text-properties officeooo:rsid="01feee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Семь вечностей</text:h>
      <text:p text:style-name="P12">(утихающее безумие. <text:span text:style-name="T27">Трэш, Содом и Гоморра</text:span>)</text:p>
      <text:p text:style-name="P1"/>
      <text:h text:style-name="P29" text:outline-level="2">I</text:h>
      <text:p text:style-name="P3"/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4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5"><text:span text:style-name="T6">Грымза </text:span>удовлетворительно кивнула и направилась к выходу.</text:p>
      <text:p text:style-name="P6"/>
      <text:p text:style-name="P6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6"/>
      <text:p text:style-name="P9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7"/>
      <text:p text:style-name="P7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8"/>
      <text:p text:style-name="P8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8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8"/>
      <text:p text:style-name="P10">Вооот тааак...</text:p>
      <text:p text:style-name="P8"/>
      <text:p text:style-name="P10">Я, наверное, единственный человек в мире, умеющий блевать бесшумно.</text:p>
      <text:p text:style-name="P10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1"/>
      <text:p text:style-name="P13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4"/>
      <text:p text:style-name="P15">***</text:p>
      <text:p text:style-name="P14"/>
      <text:p text:style-name="P16"><text:span text:style-name="T17">Джет</text:span> нетерпеливо <text:span text:style-name="T16">толкала</text:span> меня <text:span text:style-name="T16">копытом в</text:span> плечо.</text:p>
      <text:p text:style-name="P16">- <text:span text:style-name="T17">Хум</text:span>, вставай! <text:span text:style-name="T17">Хум! Пора собираться! Хум… Хуман!!!</text:span></text:p>
      <text:p text:style-name="P17">Последний толчок был больше похож на <text:span text:style-name="T18">пинок. Я со стоном разлепил веки.</text:span></text:p>
      <text:p text:style-name="P18"/>
      <text:p text:style-name="P18"><text:span text:style-name="T21">Поняха</text:span> прыгала вокруг меня в нетерпении, бросая скомкан<text:span text:style-name="T23">ые</text:span> <text:span text:style-name="T23">шмотки</text:span> в рюкзак и утрамбовывая <text:span text:style-name="T23">их</text:span> задними ногами. <text:span text:style-name="T19">Солнечные зайчики едва поспевали за ней, осыпая весёлыми искрами её рыжую шёрстку.</text:span></text:p>
      <text:p text:style-name="P18"/>
      <text:p text:style-name="P18">- <text:span text:style-name="T25">Он вышел на охоту! Я видела его тень</text:span><text:span text:style-name="T22">!</text:span><text:span text:style-name="T21"> Надо убираться отсюда!</text:span></text:p>
      <text:p text:style-name="P16"/>
      <text:p text:style-name="P19">Последнюю порцию барахла Джет утрамбовала, с размаху усевшись на рюкзак. Тот жалобно скрипнул.</text:p>
      <text:p text:style-name="P19"/>
      <text:p text:style-name="P19">- <text:span text:style-name="T24">Да вставай же!</text:span></text:p>
      <text:p text:style-name="P20">Не дождавшись, Джет нетерпеливо прыгнула ко мне и, поддев мордой, перевела в сидячее положение.</text:p>
      <text:p text:style-name="P20">Рюкзак, облегчённо крякнув, вывалил половину содержимого на землю.</text:p>
      <text:p text:style-name="P20"/>
      <text:p text:style-name="P21">Две недели! Две грёбаные недели мы скрытно пробираемся к <text:span text:style-name="T28">проклятому лесу</text:span>, как какие-то <text:span text:style-name="T26">беглые каторжники</text:span>. <text:span text:style-name="T29">Чёртов дракон поселился аккурат в его центре, куда мне надо добраться во что бы то ни стало. И чем ближе мы подходим, тем опаснее становится.</text:span></text:p>
      <text:p text:style-name="P26"><text:soft-page-break/>Со старым Дрогоном шутки плохи – всё чаще по дороге нам встречаются обглоданные кости и разгрызенные черепа. <text:span text:style-name="T30">Пару раз кости лежали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27">Но самое опасное – даже не сам Дрогон. <text:span text:style-name="T31">Чёртовы пони гонятся за нами</text:span></text:p>
      <text:p text:style-name="P21"/>
      <text:p text:style-name="P22">За нами гонятся. <text:span text:style-name="T26">Один раз мы чуть не попались. Джет вышла к деревушке купить продуктов, и кто-то на неё настучал. </text:span></text:p>
      <text:p text:style-name="P22"/>
      <text:p text:style-name="P23">(<text:span text:style-name="T20">Джет</text:span> – единственная, кто помогает Хуману в этом времени. <text:span text:style-name="T25">За Хумом гонится ...</text:span>)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19-12-04T01:26:26.611949006</dc:date>
    <meta:editing-duration>P21DT16H28M30S</meta:editing-duration>
    <meta:editing-cycles>373</meta:editing-cycles>
    <meta:generator>LibreOffice/5.1.6.2$Linux_X86_64 LibreOffice_project/10m0$Build-2</meta:generator>
    <meta:document-statistic meta:table-count="0" meta:image-count="0" meta:object-count="0" meta:page-count="3" meta:paragraph-count="33" meta:word-count="623" meta:character-count="4020" meta:non-whitespace-character-count="3419"/>
  </office:meta>
</office:document-meta>
</file>